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0.252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54cm"/>
    </style:style>
    <style:style style:name="co7" style:family="table-column">
      <style:table-column-properties fo:break-before="auto" style:column-width="8.805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67cm"/>
    </style:style>
    <style:style style:name="co10" style:family="table-column">
      <style:table-column-properties fo:break-before="auto" style:column-width="1.14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te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6" table:default-cell-style-name="ce1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ID#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MERCURY</text:p>
            <text:p>PRICE</text:p>
          </table:table-cell>
          <table:table-cell office:value-type="string" calcext:value-type="string">
            <text:p>SELLING</text:p>
            <text:p>PRICE</text:p>
          </table:table-cell>
          <table:table-cell office:value-type="string" calcext:value-type="string">
            <text:p>DISCOUNTED</text:p>
            <text:p>CO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CLOFENAC (DICLOTOL) 100MG </text:p>
            <text:p/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table:number-columns-repeated="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CLOFENAC (DOLOWIN SR) 200MG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ECLOFENAC + PARACETAMOL (DOLOWIN) PLUS 100M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IL IMPORTED 200MG</text:p>
            <text:p/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IL 200MG</text:p>
            <text:p/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MASET 445MG</text:p>
            <text:p/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1.56" calcext:value-type="float">
            <text:p>21.56</text:p>
          </table:table-cell>
          <table:table-cell table:number-columns-repeated="1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MASET 445MG; PER BOTTLE</text:p>
            <text:p/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MASET 445MG; SET OF 3</text:p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NDRONETE SODIUM (ALDREN) 70MG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NDRONETE SODIUM (ALENDRA) 70M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8.4" calcext:value-type="float">
            <text:p>258.4</text:p>
          </table:table-cell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ENDRONETE SODIUM (REVENTA) 70MG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FA - CALCINOL</text:p>
            <text:p/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.22" calcext:value-type="float">
            <text:p>12.22</text:p>
          </table:table-cell>
          <table:table-cell office:value-type="float" office:value="18.33" calcext:value-type="float">
            <text:p>18.33</text:p>
          </table:table-cell>
          <table:table-cell table:number-columns-repeated="1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OPURINOL 100MG</text:p>
            <text:p/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-1" calcext:value-type="float">
            <text:p>-1</text:p>
          </table:table-cell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LODIPINE (DIADIPINE) 10MG</text:p>
            <text:p/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-1" calcext:value-type="float">
            <text:p>-1</text:p>
          </table:table-cell>
          <table:table-cell office:value-type="float" office:value="0.59" calcext:value-type="float">
            <text:p>0.59</text:p>
          </table:table-cell>
          <table:table-cell table:number-columns-repeated="1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LODIPINE (LODIPEX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XICILLIN 250MG</text:p>
            <text:p/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XICILLIN (AXMEL) 500MG</text:p>
            <text:p/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.17" calcext:value-type="float">
            <text:p>1.17</text:p>
          </table:table-cell>
          <table:table-cell table:number-columns-repeated="1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ODEXIDE (ANGIOFLUX) 250MG</text:p>
            <text:p/>
          </table:table-cell>
          <table:table-cell/>
          <table:table-cell office:value-type="float" office:value="38.8" calcext:value-type="float">
            <text:p>38.8</text:p>
          </table:table-cell>
          <table:table-cell office:value-type="float" office:value="33.95" calcext:value-type="float">
            <text:p>33.95</text:p>
          </table:table-cell>
          <table:table-cell office:value-type="float" office:value="48.5" calcext:value-type="float">
            <text:p>48.5</text:p>
          </table:table-cell>
          <table:table-cell table:number-columns-repeated="1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NOLOL (ZENOBLOC) 100MG</text:p>
            <text:p/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ENOLOL (ZENOBLOC) 50MG</text:p>
            <text:p/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CIUMADE</text:p>
            <text:p/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28" calcext:value-type="float">
            <text:p>7.28</text:p>
          </table:table-cell>
          <table:table-cell office:value-type="float" office:value="9.1" calcext:value-type="float">
            <text:p>9.1</text:p>
          </table:table-cell>
          <table:table-cell table:number-columns-repeated="12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ISOPRODOL/ PARACETAMOL (LAGAFLEX) 300/2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.14" calcext:value-type="float">
            <text:p>19.14</text:p>
          </table:table-cell>
          <table:table-cell office:value-type="float" office:value="23.17" calcext:value-type="float">
            <text:p>23.17</text:p>
          </table:table-cell>
          <table:table-cell table:number-columns-repeated="1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TAPRES 75MG</text:p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FALEXIN (EXEL) CAP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45" calcext:value-type="float">
            <text:p>2.45</text:p>
          </table:table-cell>
          <table:table-cell table:number-columns-repeated="1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FIXIME (QUIX) 200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4.05" calcext:value-type="float">
            <text:p>4.05</text:p>
          </table:table-cell>
          <table:table-cell table:number-columns-repeated="1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FUROXIME AXETIL (EROXIME-500) 500MG</text:p>
            <text:p/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.1" calcext:value-type="float">
            <text:p>19.1</text:p>
          </table:table-cell>
          <table:table-cell table:number-columns-repeated="12"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LECOXIB (CELCOXX) 200MG CAP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.03" calcext:value-type="float">
            <text:p>22.03</text:p>
          </table:table-cell>
          <table:table-cell office:value-type="float" office:value="28.64" calcext:value-type="float">
            <text:p>28.64</text:p>
          </table:table-cell>
          <table:table-cell table:number-columns-repeated="12"/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LECOXIB (CELCOXX) 400MG CA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.61" calcext:value-type="float">
            <text:p>34.61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IPROFLOXACIN (CYFROX)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NDAMYCIN CAP (CLINDAGOLD) 300MG</text:p>
            <text:p/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.85" calcext:value-type="float">
            <text:p>3.85</text:p>
          </table:table-cell>
          <table:table-cell table:number-columns-repeated="1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PIDOGREL 75MG</text:p>
            <text:p/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.05" calcext:value-type="float">
            <text:p>1.05</text:p>
          </table:table-cell>
          <table:table-cell table:number-columns-repeated="1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OXACILLIN 50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CHICINE (GOUTNIL) TAB 50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CHICINE (RHEA) TAB 500MG</text:p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TRIMOXAZOLE FORTE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HYDROSOL POWDER FOR ORAL SOLUTION </text:p>
            <text:p>(ORS-75 REPLACEMENT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.32" calcext:value-type="float">
            <text:p>2.32</text:p>
          </table:table-cell>
          <table:table-cell table:number-columns-repeated="1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AMICRON 80MG</text:p>
            <text:p/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CLOFENAC SODIUM (DICLORAN GEL) GEL 20G</text:p>
            <text:p/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2" calcext:value-type="float">
            <text:p>132</text:p>
          </table:table-cell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CLOFENAC SODIUM (CURAFEN) 10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CLOFENAC SODIUM (TRIFOCID) 5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CLOFENAC NA (SUBSYDE CR) 100MG</text:p>
            <text:p/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TIAZEM 3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LTIAZEM 6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.65" calcext:value-type="float">
            <text:p>2.65</text:p>
          </table:table-cell>
          <table:table-cell table:number-columns-repeated="1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LCET 37.5/325MG</text:p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ORICOXIB (ARCOXIA) 120MG</text:p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TORICOXIB (ETOXI-120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TORICOXIB (ETOXI-60) 60MG</text:p>
            <text:p/>
          </table:table-cell>
          <table:table-cell/>
          <table:table-cell office:value-type="float" office:value="32.4" calcext:value-type="float">
            <text:p>32.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TORICOXIB (TORICO) 90MG</text:p>
            <text:p/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9.83" calcext:value-type="float">
            <text:p>9.83</text:p>
          </table:table-cell>
          <table:table-cell table:number-columns-repeated="1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TORICOXIB (XIBRA) 60MG</text:p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UM GEL 30G</text:p>
            <text:p/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358.6" calcext:value-type="float">
            <text:p>358.6</text:p>
          </table:table-cell>
          <table:table-cell office:value-type="float" office:value="394.46" calcext:value-type="float">
            <text:p>394.46</text:p>
          </table:table-cell>
          <table:table-cell table:number-columns-repeated="1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FLOXACIN (FLOXA-200) 20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FLOXACIN (FLOXA) 400MG</text:p>
            <text:p/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.98" calcext:value-type="float">
            <text:p>2.98</text:p>
          </table:table-cell>
          <table:table-cell table:number-columns-repeated="1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RIC 40MG</text:p>
            <text:p/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4.71" calcext:value-type="float">
            <text:p>14.71</text:p>
          </table:table-cell>
          <table:table-cell office:value-type="float" office:value="17.66" calcext:value-type="float">
            <text:p>17.66</text:p>
          </table:table-cell>
          <table:table-cell table:number-columns-repeated="1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RIC 80MG</text:p>
            <text:p/>
          </table:table-cell>
          <table:table-cell/>
          <table:table-cell office:value-type="float" office:value="24.25" calcext:value-type="float">
            <text:p>24.25</text:p>
          </table:table-cell>
          <table:table-cell office:value-type="float" office:value="18.99" calcext:value-type="float">
            <text:p>18.99</text:p>
          </table:table-cell>
          <table:table-cell office:value-type="float" office:value="25.32" calcext:value-type="float">
            <text:p>25.32</text:p>
          </table:table-cell>
          <table:table-cell table:number-columns-repeated="1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ABAPENTIN (GABIX) 100MG</text:p>
            <text:p/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.61" calcext:value-type="float">
            <text:p>24.61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ABAPENTIN (GABIX) 300MG</text:p>
            <text:p/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.98" calcext:value-type="float">
            <text:p>26.98</text:p>
          </table:table-cell>
          <table:table-cell office:value-type="float" office:value="35.08" calcext:value-type="float">
            <text:p>35.08</text:p>
          </table:table-cell>
          <table:table-cell table:number-columns-repeated="1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ABARON (GABA.) 300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.3" calcext:value-type="float">
            <text:p>15.3</text:p>
          </table:table-cell>
          <table:table-cell office:value-type="float" office:value="30.6" calcext:value-type="float">
            <text:p>30.6</text:p>
          </table:table-cell>
          <table:table-cell table:number-columns-repeated="1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ICLAZIDE (ZEBET-8) 80MG</text:p>
            <text:p/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-1" calcext:value-type="float">
            <text:p>-1</text:p>
          </table:table-cell>
          <table:table-cell office:value-type="float" office:value="2.05" calcext:value-type="float">
            <text:p>2.05</text:p>
          </table:table-cell>
          <table:table-cell table:number-columns-repeated="1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BUPROFEN TAB 200MG</text:p>
            <text:p/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BUPROFEN TAB 400MG</text:p>
            <text:p/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OFLAV-CR CAP</text:p>
            <text:p/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.7" calcext:value-type="float">
            <text:p>25.7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ETTESSE TAB 25MG</text:p>
            <text:p/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.78" calcext:value-type="float">
            <text:p>25.78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ORATADINE (LORAOX) 1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RNOXICAN (ZORNICA-4)</text:p>
            <text:p/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SARTAN POTASSIUM (AMGEL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SARTAN POTASSIUM (LOZAK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FENAMIC 250MG</text:p>
            <text:p/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FENAMIC 500MG</text:p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84" calcext:value-type="float">
            <text:p>0.84</text:p>
          </table:table-cell>
          <table:table-cell table:number-columns-repeated="12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LOXICAM (MELOFAR) 15MG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FORMIN (ADIAC) TAB 500MG</text:p>
            <text:p/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-1" calcext:value-type="float">
            <text:p>-1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TOPROLOL (PROLOL) TAB 100MG</text:p>
            <text:p/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TOPROLOL (PROLOL) TAB 50MG</text:p>
            <text:p/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-1" calcext:value-type="float">
            <text:p>-1</text:p>
          </table:table-cell>
          <table:table-cell office:value-type="float" office:value="0.63" calcext:value-type="float">
            <text:p>0.63</text:p>
          </table:table-cell>
          <table:table-cell table:number-columns-repeated="12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PIROCIN OINTMENT (MUPIDERM) 5G</text:p>
            <text:p/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PROXEN (NAPLEX) 500MG</text:p>
            <text:p>UPDATE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5.65" calcext:value-type="float">
            <text:p>5.65</text:p>
          </table:table-cell>
          <table:table-cell table:number-columns-repeated="1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PROXEN 55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9" calcext:value-type="float">
            <text:p>2.9</text:p>
          </table:table-cell>
          <table:table-cell table:number-columns-repeated="12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MEPRAZOLE (OMEBLOC-20) 2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69" calcext:value-type="float">
            <text:p>0.69</text:p>
          </table:table-cell>
          <table:table-cell table:number-columns-repeated="12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MEPRAZOLE (RANZOLE) DELAYED RELEASE CAP 4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 + ORPHANADRINECITRATE </text:p>
            <text:p>(PARADRINFORTE) 50/650M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 + ORPHENADRINECITRATE </text:p>
            <text:p>(PROPARFORTE) 650/35M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.87" calcext:value-type="float">
            <text:p>11.87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 + TRAMADOL HCL (CETRADOL) 325/37.5</text:p>
            <text:p>UPDATE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 + TRAMADOL HCL (DOLOGESIC) 325/37.5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 + TRAMADOL HCL (TAKOL-CR) 100MG</text:p>
            <text:p/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.33" calcext:value-type="float">
            <text:p>53.33</text:p>
          </table:table-cell>
          <table:table-cell office:value-type="float" office:value="66.66" calcext:value-type="float">
            <text:p>66.66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 + TRAMADOL HCL (TRAP) 325/37.5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IASCLEDINE 200/100MG</text:p>
            <text:p/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.3" calcext:value-type="float">
            <text:p>44.3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REDNISONE (SYSTOCOR) TAB 5MG</text:p>
            <text:p/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REGABALIN (GABICA) CAP 75MG</text:p>
            <text:p/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-AMOXICLAV (RANICLAV) 625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.5</text:p>
          </table:table-cell>
          <table:table-cell table:number-columns-repeated="12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EGMAX M-75 (PREGABALIN + METHYLCOBALAMIN)</text:p>
            <text:p/>
          </table:table-cell>
          <table:table-cell/>
          <table:table-cell office:value-type="float" office:value="30.75" calcext:value-type="float">
            <text:p>30.75</text:p>
          </table:table-cell>
          <table:table-cell office:value-type="float" office:value="25.63" calcext:value-type="float">
            <text:p>25.63</text:p>
          </table:table-cell>
          <table:table-cell office:value-type="float" office:value="34.18" calcext:value-type="float">
            <text:p>34.18</text:p>
          </table:table-cell>
          <table:table-cell table:number-columns-repeated="12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OSUVASTATIN CALCIUM (ROSUBOLUC-10) 1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.2" calcext:value-type="float">
            <text:p>4.2</text:p>
          </table:table-cell>
          <table:table-cell table:number-columns-repeated="12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DIUM ASCORBATE (SOVIT-CEE) 500MG</text:p>
            <text:p/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-1" calcext:value-type="float">
            <text:p>-1</text:p>
          </table:table-cell>
          <table:table-cell office:value-type="float" office:value="12.95" calcext:value-type="float">
            <text:p>12.95</text:p>
          </table:table-cell>
          <table:table-cell table:number-columns-repeated="12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MADOL (SAPHTRAM) 5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79" calcext:value-type="float">
            <text:p>0.79</text:p>
          </table:table-cell>
          <table:table-cell table:number-columns-repeated="12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EVOCA TAB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IARTRIL-S CAP 500MG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ARTRIL-S POWDER SACHET</text:p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GEL CREAM 15G</text:p>
            <text:p/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2.5" calcext:value-type="float">
            <text:p>112.5</text:p>
          </table:table-cell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CECLOFENAC + PARACETAMOL </text:p>
            <text:p>(ZERODOL-P) 100/500M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.23" calcext:value-type="float">
            <text:p>16.23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BUPROFEN + PARACETAMOL </text:p>
            <text:p>(RESTOLAX FORTE) 10/325MG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table:number-columns-repeated="12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LOFENAC SODIUM GEL (DICLOGEN) 20G</text:p>
            <text:p/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4.22" calcext:value-type="float">
            <text:p>144.22</text:p>
          </table:table-cell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* GLUCOSAMINE 1500MG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 CALCIUM 600MG + VITAMIN D</text:p>
            <text:p/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SS</text:p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IDOCAINE HCL (EUROCAINE) 5ML</text:p>
            <text:p>UPDAT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APROXEN (SONAP)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APROXEN (PROXEN) 50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OMEPRAZOLE (MEPRACID) 20MG</text:p>
            <text:p/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-AMOXICLAV (RAFONEX) 625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* GLUCOSAMINE 500MG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OSARTAN POTASSIUM (VONWELT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OSARTAN POTASSIUM (NATRAZOL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THYL-PREDNISOLONE ACETATE </text:p>
            <text:p>(DEPO-MEDROL) 40MG/ML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MLODIPINE (NORVATROL-5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OLCHICINE (GENERIC/VONWELT) TAB 500MG</text:p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ICLOFENAC SODIUM GEL (ARNIL) 20G</text:p>
            <text:p/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TORICOXIB (XIBRA-120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LICLAZIDE (GLYCINORM-80) 80MG</text:p>
            <text:p/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OSARTAN POTASSIUM (ANGEL-50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EFENAMIC (MEGYXAN) 500MG</text:p>
            <text:p/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ELOXICAM (TERACAM) 15MG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OMEPRAZOLE (INHIBITA) 4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APROXEN (SONAP) 500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MLODIPINE (DIADIPINE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MOXICILLIN (AMBIMOX) 500MG</text:p>
            <text:p/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EFIXIME (SANIX-200) 200MG</text:p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EFUROXIME AXETIL (GENERIC/INTERPHIL) 500MG</text:p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HYDROCORTISONE CREAM 15G</text:p>
            <text:p/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IOCELL COLLAGEN CAP</text:p>
            <text:p/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ILVER SULFADIAZINE 20G</text:p>
            <text:p/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PREGABALIN (FUNXION) CAP 75MG</text:p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PROXEN (PROXEN) 500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APROXEN (NAPLEX) 500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ODIUM HYALURONATE STERILE </text:p>
            <text:p>INJECTION (XUVAN-XL) 8MG/ML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YALURONIC ACID SODIUM SALT 1.5% </text:p>
            <text:p>SOLUTION FOR INTRA-ARTICULAR INJECTION (HYALONE)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YALURONIC ACIDE FOR INTRA-ARTICULAR</text:p>
            <text:p> SINGLE INJECTION 90MG/3ML (OPTIVISC SINGLE)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TORICOXIB (SEFOXIB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TORICOXIB (SAPHETOR) 120MG</text:p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TORICOXIB (XIBRA-90) 90MG</text:p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ETIRIZINE (SAPHZINE) TAB 1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A + TRAMADOL HCL (CETRADOL)</text:p>
            <text:p> 325/37.5 UPDATE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3">
          <table:table-cell table:formula="of:=[.A139]+1" office:value-type="float" office:value="139" calcext:value-type="float">
            <text:p>13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YDROLYZED COLLAGEN TYPE II + CHONDOITIN </text:p>
            <text:p>SULFATE + HYALURONIC ACID </text:p>
            <text:p>(BIOCELL COLLAGEN) 500MG BOTTLE WITH 100 CAP </text:p>
          </table:table-cell>
          <table:table-cell/>
          <table:table-cell office:value-type="float" office:value="1950" calcext:value-type="float">
            <text:p>195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RUDOID CREAM 40G</text:p>
            <text:p/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EFUROXIME AXETIL (THEOROXIME) 500MG </text:p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METFORMIN (FORMET 500) TAB 500MG</text:p>
            <text:p/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OSUVASTATIN (ROSELION-20)</text:p>
            <text:p> FILM COATED TAB 20M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.5" calcext:value-type="float">
            <text:p>6.5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ODIUM ASCORBATE (VAMCEE) </text:p>
            <text:p>CAP 562.43MG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FURIC 80MG UPDATED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* CALCIUM 600MG + VITAMIN D UPDATED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RAMADOL HYDROCHLORIDE DEXKETOPROFEN </text:p>
            <text:p>TROMETAMOL (SKUDEXA) TAB 75MG/25MG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REDNISONE (DERPSON) TAB 5MG </text:p>
            <text:p/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LCHICINE (GOUTSAPH) TAB 500MG</text:p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LOSARTAN POTASSIUM (PRESARTAN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OSUVASTATIN CALCIUM (ROSUVIN-10) 10MG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RAMADOL HYDROCHLORIDE (E-DOL) CAP 50MG</text:p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* KIRKLAND SIGNATURE GLUCOSAMINE</text:p>
            <text:p> VEGETARIAN CAP 750MG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LOPIDOGREL 75MG UPDATED</text:p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IDOCAINE HCL (EUROCAINE) 5ML UPDATED</text:p>
            <text:p/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HOLECALCIFEROL (D-CURE) 25000 </text:p>
            <text:p>IU ORAL SOLUTIO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DICLOFENAC SODIUM GEL (ARNIL) 20G UPDATED</text:p>
            <text:p/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  <table:table-row table:style-name="ro3">
          <table:table-cell table:formula="of:=[.A158]+1" office:value-type="float" office:value="158" calcext:value-type="float">
            <text:p>158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YDROLYZED COLLAGEN TYPE II + CHONDOITIN </text:p>
            <text:p>SULFATE + HYALURONIC ACID (BIOCELL COLLAGEN) </text:p>
            <text:p>500MG BOTTLE WITH 100 CAP UPDATED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2"/>
        </table:table-row>
      </table:table>
      <table:table table:name="item_2" table:style-name="ta1"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10" table:number-columns-repeated="12" table:default-cell-style-name="ce1"/>
        <table:table-row table:style-name="ro4">
          <table:table-cell table:style-name="ce7" office:value-type="string" calcext:value-type="string">
            <text:p>#</text:p>
          </table:table-cell>
          <table:table-cell table:style-name="ce3" office:value-type="string" calcext:value-type="string">
            <text:p>ID#</text:p>
          </table:table-cell>
          <table:table-cell table:style-name="ce3" office:value-type="string" calcext:value-type="string">
            <text:p>ITEM NAME</text:p>
          </table:table-cell>
          <table:table-cell table:style-name="ce3" office:value-type="string" calcext:value-type="string">
            <text:p>MERC</text:p>
            <text:p>PRICE</text:p>
          </table:table-cell>
          <table:table-cell table:style-name="ce3" office:value-type="string" calcext:value-type="string">
            <text:p>SELL</text:p>
            <text:p>PRICE</text:p>
          </table:table-cell>
          <table:table-cell table:style-name="ce3" office:value-type="string" calcext:value-type="string">
            <text:p>DISC</text:p>
            <text:p>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U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C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 CALCIUM 600MG + VITAMIN D</text:p>
            <text:p/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* CALCIUM 600MG + VITAMIN D UPDATED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* GLUCOSAMINE 1500MG</text:p>
            <text:p/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* GLUCOSAMINE 500MG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* KIRKLAND SIGNATURE GLUCOSAMINE</text:p>
            <text:p> VEGETARIAN CAP 750MG 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CLOFENAC (DICLOTOL) 100MG </text:p>
            <text:p/>
          </table:table-cell>
          <table:table-cell/>
          <table:table-cell office:value-type="float" office:value="14.5" calcext:value-type="float">
            <text:p>14.50</text:p>
          </table:table-cell>
          <table:table-cell table:number-columns-repeated="1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CLOFENAC (DOLOWIN SR) 200MG</text:p>
            <text:p/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CECLOFENAC + PARACETAMOL </text:p>
            <text:p>(ZERODOL-P) 100/500MG</text:p>
          </table:table-cell>
          <table:table-cell/>
          <table:table-cell office:value-type="float" office:value="23" calcext:value-type="float">
            <text:p>23.00</text:p>
          </table:table-cell>
          <table:table-cell table:number-columns-repeated="1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ECLOFENAC + PARACETAMOL </text:p>
            <text:p>(DOLOWIN) PLUS 100MG</text:p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1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IL 200MG</text:p>
            <text:p/>
          </table:table-cell>
          <table:table-cell/>
          <table:table-cell office:value-type="float" office:value="8.5" calcext:value-type="float">
            <text:p>8.50</text:p>
          </table:table-cell>
          <table:table-cell table:number-columns-repeated="1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IL IMPORTED 200MG</text:p>
            <text:p/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MASET 445MG</text:p>
            <text:p/>
          </table:table-cell>
          <table:table-cell/>
          <table:table-cell office:value-type="float" office:value="35" calcext:value-type="float">
            <text:p>35.00</text:p>
          </table:table-cell>
          <table:table-cell table:number-columns-repeated="1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MASET 445MG; PER BOTTLE</text:p>
            <text:p/>
          </table:table-cell>
          <table:table-cell/>
          <table:table-cell office:value-type="float" office:value="1300" calcext:value-type="float">
            <text:p>1300.00</text:p>
          </table:table-cell>
          <table:table-cell table:number-columns-repeated="1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MASET 445MG; SET OF 3</text:p>
            <text:p/>
          </table:table-cell>
          <table:table-cell/>
          <table:table-cell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NDRONETE SODIUM (ALDREN) 70MG</text:p>
            <text:p/>
          </table:table-cell>
          <table:table-cell/>
          <table:table-cell office:value-type="float" office:value="150" calcext:value-type="float">
            <text:p>150.00</text:p>
          </table:table-cell>
          <table:table-cell table:number-columns-repeated="1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NDRONETE SODIUM (ALENDRA) 70MG</text:p>
            <text:p/>
          </table:table-cell>
          <table:table-cell/>
          <table:table-cell office:value-type="float" office:value="300" calcext:value-type="float">
            <text:p>300.00</text:p>
          </table:table-cell>
          <table:table-cell table:number-columns-repeated="1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ENDRONETE SODIUM (REVENTA) 70MG</text:p>
            <text:p/>
          </table:table-cell>
          <table:table-cell/>
          <table:table-cell office:value-type="float" office:value="158" calcext:value-type="float">
            <text:p>158.00</text:p>
          </table:table-cell>
          <table:table-cell table:number-columns-repeated="1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FA - CALCINOL</text:p>
            <text:p/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1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OPURINOL 100MG</text:p>
            <text:p/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1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LODIPINE (DIADIPINE) 10MG</text:p>
            <text:p/>
          </table:table-cell>
          <table:table-cell/>
          <table:table-cell office:value-type="float" office:value="3.25" calcext:value-type="float">
            <text:p>3.25</text:p>
          </table:table-cell>
          <table:table-cell table:number-columns-repeated="1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MLODIPINE (DIADIPINE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1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LODIPINE (LODIPEX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1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MLODIPINE (NORVATROL-5) 5MG</text:p>
            <text:p/>
          </table:table-cell>
          <table:table-cell/>
          <table:table-cell office:value-type="float" office:value="2.75" calcext:value-type="float">
            <text:p>2.75</text:p>
          </table:table-cell>
          <table:table-cell table:number-columns-repeated="1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MOXICILLIN (AMBIMOX) 500MG</text:p>
            <text:p/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XICILLIN (AXMEL) 500MG</text:p>
            <text:p/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XICILLIN 250MG</text:p>
            <text:p/>
          </table:table-cell>
          <table:table-cell/>
          <table:table-cell office:value-type="float" office:value="2.5" calcext:value-type="float">
            <text:p>2.50</text:p>
          </table:table-cell>
          <table:table-cell table:number-columns-repeated="1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NOLOL (ZENOBLOC) 100MG</text:p>
            <text:p/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ENOLOL (ZENOBLOC) 50MG</text:p>
            <text:p/>
          </table:table-cell>
          <table:table-cell/>
          <table:table-cell office:value-type="float" office:value="4.5" calcext:value-type="float">
            <text:p>4.50</text:p>
          </table:table-cell>
          <table:table-cell table:number-columns-repeated="1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IOCELL COLLAGEN CAP</text:p>
            <text:p/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CIUMADE</text:p>
            <text:p/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ISOPRODOL/ PARACETAMOL </text:p>
            <text:p>(LAGAFLEX) 300/250</text:p>
          </table:table-cell>
          <table:table-cell/>
          <table:table-cell office:value-type="float" office:value="24" calcext:value-type="float">
            <text:p>24.00</text:p>
          </table:table-cell>
          <table:table-cell table:number-columns-repeated="1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TAPRES 75MG</text:p>
            <text:p/>
          </table:table-cell>
          <table:table-cell/>
          <table:table-cell office:value-type="float" office:value="34" calcext:value-type="float">
            <text:p>34.00</text:p>
          </table:table-cell>
          <table:table-cell table:number-columns-repeated="1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FALEXIN (EXEL) CAP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FIXIME (QUIX) 200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EFIXIME (SANIX-200) 200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FUROXIME AXETIL (EROXIME-500) 500MG</text:p>
            <text:p/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EFUROXIME AXETIL (GENERIC/</text:p>
            <text:p>INTERPHIL) 500MG</text:p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EFUROXIME AXETIL (THEOROXIME) 500MG </text:p>
            <text:p/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LECOXIB (CELCOXX) 200MG CAP</text:p>
            <text:p/>
          </table:table-cell>
          <table:table-cell/>
          <table:table-cell office:value-type="float" office:value="30" calcext:value-type="float">
            <text:p>30.00</text:p>
          </table:table-cell>
          <table:table-cell table:number-columns-repeated="1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ELECOXIB (CELCOXX) 400MG CAP</text:p>
            <text:p/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1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ETIRIZINE (SAPHZINE) TAB 1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HOLECALCIFEROL (D-CURE) 25000 </text:p>
            <text:p>IU ORAL SOLUTION</text:p>
          </table:table-cell>
          <table:table-cell/>
          <table:table-cell office:value-type="float" office:value="500" calcext:value-type="float">
            <text:p>500.00</text:p>
          </table:table-cell>
          <table:table-cell table:number-columns-repeated="1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IPROFLOXACIN (CYFROX)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NDAMYCIN CAP (CLINDAGOLD) 300MG</text:p>
            <text:p/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OPIDOGREL 75MG</text:p>
            <text:p/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LOPIDOGREL 75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OXACILLIN 50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-AMOXICLAV (RAFONEX) 625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-AMOXICLAV (RANICLAV) 625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OLCHICINE (GENERIC/VONWELT) TAB 500MG</text:p>
            <text:p/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CHICINE (GOUTNIL) TAB 50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OLCHICINE (GOUTSAPH) TAB 500MG</text:p>
            <text:p/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CHICINE (RHEA) TAB 500MG</text:p>
            <text:p/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TRIMOXAZOLE FORTE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HYDROSOL POWDER FOR ORAL SOLUTION </text:p>
            <text:p>(ORS-75 REPLACEMENT)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AMICRON 80MG</text:p>
            <text:p/>
          </table:table-cell>
          <table:table-cell/>
          <table:table-cell office:value-type="float" office:value="32.5" calcext:value-type="float">
            <text:p>32.50</text:p>
          </table:table-cell>
          <table:table-cell table:number-columns-repeated="1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CLOFENAC NA (SUBSYDE CR) 100MG</text:p>
            <text:p/>
          </table:table-cell>
          <table:table-cell/>
          <table:table-cell office:value-type="float" office:value="13.5" calcext:value-type="float">
            <text:p>13.50</text:p>
          </table:table-cell>
          <table:table-cell table:number-columns-repeated="1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CLOFENAC SODIUM (CURAFEN) 10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CLOFENAC SODIUM (DICLORAN GEL) GEL 20G</text:p>
            <text:p/>
          </table:table-cell>
          <table:table-cell/>
          <table:table-cell office:value-type="float" office:value="250" calcext:value-type="float">
            <text:p>250.00</text:p>
          </table:table-cell>
          <table:table-cell table:number-columns-repeated="1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CLOFENAC SODIUM (TRIFOCID) 5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ICLOFENAC SODIUM GEL (ARNIL) 20G</text:p>
            <text:p/>
          </table:table-cell>
          <table:table-cell/>
          <table:table-cell office:value-type="float" office:value="125" calcext:value-type="float">
            <text:p>125.00</text:p>
          </table:table-cell>
          <table:table-cell table:number-columns-repeated="1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DICLOFENAC SODIUM GEL (ARNIL) 20G UPDATED</text:p>
            <text:p/>
          </table:table-cell>
          <table:table-cell/>
          <table:table-cell office:value-type="float" office:value="175" calcext:value-type="float">
            <text:p>175.00</text:p>
          </table:table-cell>
          <table:table-cell table:number-columns-repeated="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LOFENAC SODIUM GEL (DICLOGEN) 20G</text:p>
            <text:p/>
          </table:table-cell>
          <table:table-cell/>
          <table:table-cell office:value-type="float" office:value="185" calcext:value-type="float">
            <text:p>185.00</text:p>
          </table:table-cell>
          <table:table-cell table:number-columns-repeated="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TIAZEM 3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LTIAZEM 6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LCET 37.5/325MG</text:p>
            <text:p/>
          </table:table-cell>
          <table:table-cell/>
          <table:table-cell office:value-type="float" office:value="38" calcext:value-type="float">
            <text:p>38.00</text:p>
          </table:table-cell>
          <table:table-cell table:number-columns-repeated="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ORICOXIB (ARCOXIA) 120MG</text:p>
            <text:p/>
          </table:table-cell>
          <table:table-cell/>
          <table:table-cell office:value-type="float" office:value="80" calcext:value-type="float">
            <text:p>80.00</text:p>
          </table:table-cell>
          <table:table-cell table:number-columns-repeated="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TORICOXIB (ETOXI20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TORICOXIB (ETOXI-60) 60MG</text:p>
            <text:p/>
          </table:table-cell>
          <table:table-cell/>
          <table:table-cell office:value-type="float" office:value="32.4" calcext:value-type="float">
            <text:p>32.40</text:p>
          </table:table-cell>
          <table:table-cell table:number-columns-repeated="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TORICOXIB (SAPHETOR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TORICOXIB (SEFOXIB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TORICOXIB (TORICO) 90MG</text:p>
            <text:p/>
          </table:table-cell>
          <table:table-cell/>
          <table:table-cell office:value-type="float" office:value="26" calcext:value-type="float">
            <text:p>26.00</text:p>
          </table:table-cell>
          <table:table-cell table:number-columns-repeated="1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TORICOXIB (XIBRA20) 120MG</text:p>
            <text:p/>
          </table:table-cell>
          <table:table-cell/>
          <table:table-cell office:value-type="float" office:value="56" calcext:value-type="float">
            <text:p>56.00</text:p>
          </table:table-cell>
          <table:table-cell table:number-columns-repeated="1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TORICOXIB (XIBRA-90) 90MG</text:p>
            <text:p/>
          </table:table-cell>
          <table:table-cell/>
          <table:table-cell office:value-type="float" office:value="26" calcext:value-type="float">
            <text:p>26.00</text:p>
          </table:table-cell>
          <table:table-cell table:number-columns-repeated="1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TORICOXIB (XIBRA) 60MG</text:p>
            <text:p/>
          </table:table-cell>
          <table:table-cell/>
          <table:table-cell office:value-type="float" office:value="18" calcext:value-type="float">
            <text:p>18.00</text:p>
          </table:table-cell>
          <table:table-cell table:number-columns-repeated="1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UM GEL 30G</text:p>
            <text:p/>
          </table:table-cell>
          <table:table-cell/>
          <table:table-cell office:value-type="float" office:value="430" calcext:value-type="float">
            <text:p>430.00</text:p>
          </table:table-cell>
          <table:table-cell table:number-columns-repeated="1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RIC 40MG</text:p>
            <text:p/>
          </table:table-cell>
          <table:table-cell/>
          <table:table-cell office:value-type="float" office:value="17.5" calcext:value-type="float">
            <text:p>17.50</text:p>
          </table:table-cell>
          <table:table-cell table:number-columns-repeated="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RIC 80MG</text:p>
            <text:p/>
          </table:table-cell>
          <table:table-cell/>
          <table:table-cell office:value-type="float" office:value="24.25" calcext:value-type="float">
            <text:p>24.25</text:p>
          </table:table-cell>
          <table:table-cell table:number-columns-repeated="1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FURIC 80MG UPDATED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ABAPENTIN (GABIX) 100MG</text:p>
            <text:p/>
          </table:table-cell>
          <table:table-cell/>
          <table:table-cell office:value-type="float" office:value="30" calcext:value-type="float">
            <text:p>30.00</text:p>
          </table:table-cell>
          <table:table-cell table:number-columns-repeated="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ABAPENTIN (GABIX) 300MG</text:p>
            <text:p/>
          </table:table-cell>
          <table:table-cell/>
          <table:table-cell office:value-type="float" office:value="33" calcext:value-type="float">
            <text:p>33.00</text:p>
          </table:table-cell>
          <table:table-cell table:number-columns-repeated="1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ABARON (GABA.) 300MG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GLICLAZIDE (GLYCINORM-80) 80MG</text:p>
            <text:p/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ICLAZIDE (ZEBET-8) 80MG</text:p>
            <text:p/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RUDOID CREAM 40G</text:p>
            <text:p/>
          </table:table-cell>
          <table:table-cell/>
          <table:table-cell office:value-type="float" office:value="375" calcext:value-type="float">
            <text:p>375.00</text:p>
          </table:table-cell>
          <table:table-cell table:number-columns-repeated="14"/>
        </table:table-row>
        <table:table-row table:style-name="ro3">
          <table:table-cell table:formula="of:=[.A86]+1" office:value-type="float" office:value="86" calcext:value-type="float">
            <text:p>8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YALURONIC ACID SODIUM SALT 1.5% </text:p>
            <text:p>SOLUTION FOR INTRA-ARTICULAR </text:p>
            <text:p>INJECTION (HYALONE)</text:p>
          </table:table-cell>
          <table:table-cell/>
          <table:table-cell office:value-type="float" office:value="20000" calcext:value-type="float">
            <text:p>20000.00</text:p>
          </table:table-cell>
          <table:table-cell table:number-columns-repeated="14"/>
        </table:table-row>
        <table:table-row table:style-name="ro3">
          <table:table-cell table:formula="of:=[.A87]+1" office:value-type="float" office:value="87" calcext:value-type="float">
            <text:p>8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YALURONIC ACIDE FOR INTRA-ARTICULAR</text:p>
            <text:p> SINGLE INJECTION 90MG/3ML </text:p>
            <text:p>(OPTIVISC SINGLE)</text:p>
          </table:table-cell>
          <table:table-cell/>
          <table:table-cell office:value-type="float" office:value="18000" calcext:value-type="float">
            <text:p>18000.00</text:p>
          </table:table-cell>
          <table:table-cell table:number-columns-repeated="1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HYDROCORTISONE CREAM 15G</text:p>
            <text:p/>
          </table:table-cell>
          <table:table-cell/>
          <table:table-cell office:value-type="float" office:value="190" calcext:value-type="float">
            <text:p>190.00</text:p>
          </table:table-cell>
          <table:table-cell table:number-columns-repeated="14"/>
        </table:table-row>
        <table:table-row table:style-name="ro3">
          <table:table-cell table:formula="of:=[.A89]+1" office:value-type="float" office:value="89" calcext:value-type="float">
            <text:p>8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YDROLYZED COLLAGEN TYPE II + CHONDOITIN </text:p>
            <text:p>SULFATE + HYALURONIC ACID (BIOCELL </text:p>
            <text:p>COLLAGEN) 500MG BOTTLE WITH 100 CAP </text:p>
          </table:table-cell>
          <table:table-cell/>
          <table:table-cell office:value-type="float" office:value="1950" calcext:value-type="float">
            <text:p>1950.00</text:p>
          </table:table-cell>
          <table:table-cell table:number-columns-repeated="14"/>
        </table:table-row>
        <table:table-row table:style-name="ro5">
          <table:table-cell table:formula="of:=[.A90]+1" office:value-type="float" office:value="90" calcext:value-type="float">
            <text:p>9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YDROLYZED COLLAGEN TYPE II + CHONDOITIN </text:p>
            <text:p>SULFATE + HYALURONIC ACID </text:p>
            <text:p>(BIOCELL COLLAGEN) 500MG BOTTLE </text:p>
            <text:p>WITH 100 CAP UPDATED</text:p>
          </table:table-cell>
          <table:table-cell/>
          <table:table-cell office:value-type="float" office:value="1900" calcext:value-type="float">
            <text:p>1900.00</text:p>
          </table:table-cell>
          <table:table-cell table:number-columns-repeated="1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BUPROFEN + PARACETAMOL </text:p>
            <text:p>(RESTOLAX FORTE) 10/325MG</text:p>
          </table:table-cell>
          <table:table-cell/>
          <table:table-cell office:value-type="float" office:value="5.7" calcext:value-type="float">
            <text:p>5.70</text:p>
          </table:table-cell>
          <table:table-cell table:number-columns-repeated="1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BUPROFEN TAB 200MG</text:p>
            <text:p/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1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BUPROFEN TAB 400MG</text:p>
            <text:p/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1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SOFLAV-CR CAP</text:p>
            <text:p/>
          </table:table-cell>
          <table:table-cell/>
          <table:table-cell office:value-type="float" office:value="30" calcext:value-type="float">
            <text:p>30.00</text:p>
          </table:table-cell>
          <table:table-cell table:number-columns-repeated="1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ETTESSE TAB 25MG</text:p>
            <text:p/>
          </table:table-cell>
          <table:table-cell/>
          <table:table-cell office:value-type="float" office:value="33" calcext:value-type="float">
            <text:p>33.00</text:p>
          </table:table-cell>
          <table:table-cell table:number-columns-repeated="1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IDOCAINE HCL (EUROCAINE) 5ML</text:p>
            <text:p>UPDATED</text:p>
          </table:table-cell>
          <table:table-cell/>
          <table:table-cell office:value-type="float" office:value="200" calcext:value-type="float">
            <text:p>200.00</text:p>
          </table:table-cell>
          <table:table-cell table:number-columns-repeated="1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IDOCAINE HCL (EUROCAINE) 5ML UPDATED</text:p>
            <text:p/>
          </table:table-cell>
          <table:table-cell/>
          <table:table-cell office:value-type="float" office:value="500" calcext:value-type="float">
            <text:p>500.00</text:p>
          </table:table-cell>
          <table:table-cell table:number-columns-repeated="1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ORATADINE (LORAOX) 1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RNOXICAN (ZORNICA-4)</text:p>
            <text:p/>
          </table:table-cell>
          <table:table-cell/>
          <table:table-cell office:value-type="float" office:value="16.5" calcext:value-type="float">
            <text:p>16.50</text:p>
          </table:table-cell>
          <table:table-cell table:number-columns-repeated="1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SARTAN POTASSIUM (AMGEL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1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OSARTAN POTASSIUM (ANGEL-50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1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SARTAN POTASSIUM (LOZAK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1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OSARTAN POTASSIUM (NATRAZOL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1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LOSARTAN POTASSIUM (PRESARTAN) 50MG</text:p>
            <text:p/>
          </table:table-cell>
          <table:table-cell/>
          <table:table-cell office:value-type="float" office:value="11.25" calcext:value-type="float">
            <text:p>11.25</text:p>
          </table:table-cell>
          <table:table-cell table:number-columns-repeated="1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OSARTAN POTASSIUM (VONWELT) 100MG</text:p>
            <text:p/>
          </table:table-cell>
          <table:table-cell/>
          <table:table-cell office:value-type="float" office:value="19.25" calcext:value-type="float">
            <text:p>19.25</text:p>
          </table:table-cell>
          <table:table-cell table:number-columns-repeated="1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EFENAMIC (MEGYXAN) 500MG</text:p>
            <text:p/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1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FENAMIC 250MG</text:p>
            <text:p/>
          </table:table-cell>
          <table:table-cell/>
          <table:table-cell office:value-type="float" office:value="1.5" calcext:value-type="float">
            <text:p>1.50</text:p>
          </table:table-cell>
          <table:table-cell table:number-columns-repeated="1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EFENAMIC 500MG</text:p>
            <text:p/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1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LOXICAM (MELOFAR) 15MG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ELOXICAM (TERACAM) 15MG</text:p>
            <text:p/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FORMIN (ADIAC) TAB 500MG</text:p>
            <text:p/>
          </table:table-cell>
          <table:table-cell/>
          <table:table-cell office:value-type="float" office:value="1.7" calcext:value-type="float">
            <text:p>1.70</text:p>
          </table:table-cell>
          <table:table-cell table:number-columns-repeated="1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METFORMIN (FORMET 500) TAB 500MG</text:p>
            <text:p/>
          </table:table-cell>
          <table:table-cell/>
          <table:table-cell office:value-type="float" office:value="1.7" calcext:value-type="float">
            <text:p>1.70</text:p>
          </table:table-cell>
          <table:table-cell table:number-columns-repeated="1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THYL-PREDNISOLONE ACETATE </text:p>
            <text:p>(DEPO-MEDROL) 40MG/ML</text:p>
          </table:table-cell>
          <table:table-cell/>
          <table:table-cell office:value-type="float" office:value="500" calcext:value-type="float">
            <text:p>500.00</text:p>
          </table:table-cell>
          <table:table-cell table:number-columns-repeated="1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ETOPROLOL (PROLOL) TAB 100MG</text:p>
            <text:p/>
          </table:table-cell>
          <table:table-cell/>
          <table:table-cell office:value-type="float" office:value="4.2" calcext:value-type="float">
            <text:p>4.20</text:p>
          </table:table-cell>
          <table:table-cell table:number-columns-repeated="1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TOPROLOL (PROLOL) TAB 50MG</text:p>
            <text:p/>
          </table:table-cell>
          <table:table-cell/>
          <table:table-cell office:value-type="float" office:value="2.6" calcext:value-type="float">
            <text:p>2.60</text:p>
          </table:table-cell>
          <table:table-cell table:number-columns-repeated="1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PIROCIN OINTMENT (MUPIDERM) 5G</text:p>
            <text:p/>
          </table:table-cell>
          <table:table-cell/>
          <table:table-cell office:value-type="float" office:value="175" calcext:value-type="float">
            <text:p>175.00</text:p>
          </table:table-cell>
          <table:table-cell table:number-columns-repeated="1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PROXEN (NAPLEX) 500MG</text:p>
            <text:p>UPDATED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APROXEN (NAPLEX) 500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APROXEN (PROXEN)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PROXEN (PROXEN) 500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APROXEN (SONAP) 50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APROXEN (SONAP) 500MG UPDATED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PROXEN 55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SS</text:p>
            <text:p/>
          </table:table-cell>
          <table:table-cell/>
          <table:table-cell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FLOXACIN (FLOXA-200) 20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FLOXACIN (FLOXA) 400MG</text:p>
            <text:p/>
          </table:table-cell>
          <table:table-cell/>
          <table:table-cell office:value-type="float" office:value="13" calcext:value-type="float">
            <text:p>13.00</text:p>
          </table:table-cell>
          <table:table-cell table:number-columns-repeated="14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OMEPRAZOLE (INHIBITA) 4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OMEPRAZOLE (MEPRACID) 2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MEPRAZOLE (OMEBLOC-20) 20MG</text:p>
            <text:p/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4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MEPRAZOLE (RANZOLE) DELAYED RELEASE </text:p>
            <text:p>CAP 40MG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 + ORPHANADRINECITRATE </text:p>
            <text:p>(PARADRINFORTE) 50/650MG</text:p>
          </table:table-cell>
          <table:table-cell/>
          <table:table-cell office:value-type="float" office:value="19" calcext:value-type="float">
            <text:p>19.00</text:p>
          </table:table-cell>
          <table:table-cell table:number-columns-repeated="14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 + ORPHENADRINECITRATE </text:p>
            <text:p>(PROPARFORTE) 650/35MG</text:p>
          </table:table-cell>
          <table:table-cell/>
          <table:table-cell office:value-type="float" office:value="19" calcext:value-type="float">
            <text:p>19.00</text:p>
          </table:table-cell>
          <table:table-cell table:number-columns-repeated="14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A + TRAMADOL HCL (CETRADOL)</text:p>
            <text:p> 325/37.5 UPDATED</text:p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4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 + TRAMADOL HCL (CETRADOL) 325/37.5</text:p>
            <text:p>UPDATED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 + TRAMADOL HCL (DOLOGESIC) 325/37.5</text:p>
            <text:p/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 + TRAMADOL HCL (TAKOL-CR) 100MG</text:p>
            <text:p/>
          </table:table-cell>
          <table:table-cell/>
          <table:table-cell office:value-type="float" office:value="60" calcext:value-type="float">
            <text:p>60.00</text:p>
          </table:table-cell>
          <table:table-cell table:number-columns-repeated="14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 + TRAMADOL HCL (TRAP) 325/37.5</text:p>
            <text:p/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IASCLEDINE 200/100MG</text:p>
            <text:p/>
          </table:table-cell>
          <table:table-cell/>
          <table:table-cell office:value-type="float" office:value="50" calcext:value-type="float">
            <text:p>50.00</text:p>
          </table:table-cell>
          <table:table-cell table:number-columns-repeated="14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REDNISONE (DERPSON) TAB 5MG </text:p>
            <text:p/>
          </table:table-cell>
          <table:table-cell/>
          <table:table-cell office:value-type="float" office:value="1.3" calcext:value-type="float">
            <text:p>1.30</text:p>
          </table:table-cell>
          <table:table-cell table:number-columns-repeated="14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REDNISONE (SYSTOCOR) TAB 5MG</text:p>
            <text:p/>
          </table:table-cell>
          <table:table-cell/>
          <table:table-cell office:value-type="float" office:value="1.3" calcext:value-type="float">
            <text:p>1.30</text:p>
          </table:table-cell>
          <table:table-cell table:number-columns-repeated="14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PREGABALIN (FUNXION) CAP 75MG</text:p>
            <text:p/>
          </table:table-cell>
          <table:table-cell/>
          <table:table-cell office:value-type="float" office:value="36" calcext:value-type="float">
            <text:p>36.00</text:p>
          </table:table-cell>
          <table:table-cell table:number-columns-repeated="14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REGABALIN (GABICA) CAP 75MG</text:p>
            <text:p/>
          </table:table-cell>
          <table:table-cell/>
          <table:table-cell office:value-type="float" office:value="33" calcext:value-type="float">
            <text:p>33.00</text:p>
          </table:table-cell>
          <table:table-cell table:number-columns-repeated="14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EGMAX M-75 (PREGABALIN + </text:p>
            <text:p>METHYLCOBALAMIN)</text:p>
          </table:table-cell>
          <table:table-cell/>
          <table:table-cell office:value-type="float" office:value="30.75" calcext:value-type="float">
            <text:p>30.75</text:p>
          </table:table-cell>
          <table:table-cell table:number-columns-repeated="14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OSUVASTATIN (ROSELION-20)</text:p>
            <text:p> FILM COATED TAB 20MG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14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OSUVASTATIN CALCIUM (ROSUBOLUC0) 1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OSUVASTATIN CALCIUM (ROSUVIN0) 10MG</text:p>
            <text:p/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4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ILVER SULFADIAZINE 20G</text:p>
            <text:p/>
          </table:table-cell>
          <table:table-cell/>
          <table:table-cell office:value-type="float" office:value="175" calcext:value-type="float">
            <text:p>175.00</text:p>
          </table:table-cell>
          <table:table-cell table:number-columns-repeated="14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DIUM ASCORBATE (SOVIT-CEE) 500MG</text:p>
            <text:p/>
          </table:table-cell>
          <table:table-cell/>
          <table:table-cell office:value-type="float" office:value="5.5" calcext:value-type="float">
            <text:p>5.50</text:p>
          </table:table-cell>
          <table:table-cell table:number-columns-repeated="14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ODIUM ASCORBATE (VAMCEE) </text:p>
            <text:p>CAP 562.43MG</text:p>
          </table:table-cell>
          <table:table-cell/>
          <table:table-cell office:value-type="float" office:value="5.5" calcext:value-type="float">
            <text:p>5.50</text:p>
          </table:table-cell>
          <table:table-cell table:number-columns-repeated="14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ODIUM HYALURONATE STERILE </text:p>
            <text:p>INJECTION (XUVAN-XL) 8MG/ML</text:p>
          </table:table-cell>
          <table:table-cell/>
          <table:table-cell office:value-type="float" office:value="18000" calcext:value-type="float">
            <text:p>18000.00</text:p>
          </table:table-cell>
          <table:table-cell table:number-columns-repeated="14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LODEXIDE (ANGIOFLUX) 250MG</text:p>
            <text:p/>
          </table:table-cell>
          <table:table-cell/>
          <table:table-cell office:value-type="float" office:value="38.8" calcext:value-type="float">
            <text:p>38.80</text:p>
          </table:table-cell>
          <table:table-cell table:number-columns-repeated="14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MADOL (SAPHTRAM) 5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RAMADOL HYDROCHLORIDE (E-DOL) CAP 50MG</text:p>
            <text:p/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4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RAMADOL HYDROCHLORIDE DEXKETOPROFEN </text:p>
            <text:p>TROMETAMOL (SKUDEXA) TAB 75MG/25MG</text:p>
          </table:table-cell>
          <table:table-cell/>
          <table:table-cell office:value-type="float" office:value="60" calcext:value-type="float">
            <text:p>60.00</text:p>
          </table:table-cell>
          <table:table-cell table:number-columns-repeated="14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EVOCA TAB</text:p>
            <text:p/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4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IARTRIL-S CAP 500MG</text:p>
            <text:p/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4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ARTRIL-S POWDER SACHET</text:p>
            <text:p/>
          </table:table-cell>
          <table:table-cell/>
          <table:table-cell office:value-type="float" office:value="60" calcext:value-type="float">
            <text:p>60.00</text:p>
          </table:table-cell>
          <table:table-cell table:number-columns-repeated="14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GEL CREAM 15G</text:p>
            <text:p/>
          </table:table-cell>
          <table:table-cell/>
          <table:table-cell office:value-type="float" office:value="160" calcext:value-type="float">
            <text:p>160.00</text:p>
          </table:table-cell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  <table:table-row table:style-name="ro4">
          <table:table-cell table:number-columns-repeated="2"/>
          <table:table-cell office:value-type="string" calcext:value-type="string">
            <text:p/>
            <text:p/>
          </table:table-cell>
          <table:table-cell/>
          <table:table-cell table:style-name="ce1" table:number-columns-repeated="3"/>
          <table:table-cell table:number-columns-repeated="12"/>
        </table:table-row>
      </table:table>
      <table:named-expressions/>
      <table:database-ranges>
        <table:database-range table:name="__Anonymous_Sheet_DB__1" table:target-range-address="item_2.A2:item_2.G15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fo:margin-top="1cm" fo:margin-bottom="1cm" fo:margin-left="4.001cm" fo:margin-right="1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-00-0000</text:date>, <text:time style:data-style-name="N2" text:time-value="15:55:16.878220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6:11:46.600907279</dc:date>
    <meta:editing-duration>PT1H14S</meta:editing-duration>
    <meta:editing-cycles>106</meta:editing-cycles>
    <meta:generator>LibreOffice/6.4.5.2$Linux_X86_64 LibreOffice_project/40$Build-2</meta:generator>
    <meta:print-date>2020-09-28T16:08:35.013595225</meta:print-date>
    <meta:document-statistic meta:table-count="2" meta:cell-count="1639" meta:object-count="0"/>
  </office:meta>
</office:document-meta>
</file>